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officeooo:rsid="000c93b9" officeooo:paragraph-rsid="000c93b9"/>
    </style:style>
    <style:style style:name="P3" style:family="paragraph" style:parent-style-name="Preformatted_20_Text" style:list-style-name="L1">
      <style:text-properties officeooo:paragraph-rsid="000c93b9"/>
    </style:style>
    <style:style style:name="P4" style:family="paragraph" style:parent-style-name="Preformatted_20_Text">
      <style:text-properties fo:background-color="#ff6600"/>
    </style:style>
    <style:style style:name="P5" style:family="paragraph" style:parent-style-name="Preformatted_20_Text">
      <style:text-properties fo:background-color="#99ff99"/>
    </style:style>
    <style:style style:name="P6" style:family="paragraph" style:parent-style-name="Preformatted_20_Text" style:list-style-name="L1">
      <style:text-properties officeooo:rsid="000d5b54" officeooo:paragraph-rsid="000d5b5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/>
    </style:style>
    <style:style style:name="T4" style:family="text">
      <style:text-properties officeooo:rsid="000c93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alida de PEP8:</text:p>
      <text:p text:style-name="Preformatted_20_Text"/>
      <text:p text:style-name="Preformatted_20_Text">uaserver.py:47:39: W291 trailing whitespace</text:p>
      <text:p text:style-name="Preformatted_20_Text"><text:s text:c="12"/>if error(message.split()):</text:p>
      <text:p text:style-name="Preformatted_20_Text"><text:s text:c="38"/>^</text:p>
      <text:p text:style-name="P1">1 <text:s text:c="6"/>W291 trailing whitespace</text:p>
      <text:p text:style-name="Preformatted_20_Text"/>
      <text:p text:style-name="Preformatted_20_Text"/>
      <text:p text:style-name="Preformatted_20_Text"/>
      <text:p text:style-name="Preformatted_20_Text">Otros errores (de calidad Python):</text:p>
      <text:p text:style-name="Preformatted_20_Text"/>
      <text:p text:style-name="Preformatted_20_Text">************* Module uaclient</text:p>
      <text:p text:style-name="P1">C: 36, 0: Unnecessary parens after 'return' keyword (superfluous-parens)</text:p>
      <text:p text:style-name="P1">C: 43, 0: Unnecessary parens after 'return' keyword (superfluous-parens)</text:p>
      <text:p text:style-name="P4">C: 35, 4: Missing method docstring (missing-docstring)</text:p>
      <text:p text:style-name="P4">C: 38, 4: Missing method docstring (missing-docstring)</text:p>
      <text:p text:style-name="P1">C: 40, 8: Invalid variable name "uaHandler" (invalid-name)</text:p>
      <text:p text:style-name="P1">W: 46,13: Redefining name 'nonce' from outer scope (line 179) (redefined-outer-name)</text:p>
      <text:p text:style-name="P1">C: 58, 0: Invalid argument name "ip" (invalid-name)</text:p>
      <text:p text:style-name="P1">C:119,12: Invalid constant name "to_send" (invalid-name)</text:p>
      <text:p text:style-name="P1">C:126,12: Invalid constant name "to_send" (invalid-name)</text:p>
      <text:p text:style-name="P1">C:139,12: Invalid constant name "to_send" (invalid-name)</text:p>
      <text:p text:style-name="P1">C:157,16: Invalid constant name "user_receptor" (invalid-name)</text:p>
      <text:p text:style-name="P1">C:158,16: Invalid constant name "ip_receptor" (invalid-name)</text:p>
      <text:p text:style-name="P1">C:159,16: Invalid constant name "port_receptor" (invalid-name)</text:p>
      <text:p text:style-name="P1">C:164,16: Invalid constant name "to_send" (invalid-name)</text:p>
      <text:p text:style-name="P1">C:169,16: Invalid constant name "a_ejecutar" (invalid-name)</text:p>
      <text:p text:style-name="P1">C:179,16: Invalid constant name "nonce" (invalid-name)</text:p>
      <text:p text:style-name="P1">C:180,16: Invalid constant name "response" (invalid-name)</text:p>
      <text:p text:style-name="P1">C:181,16: Invalid constant name "to_send" (invalid-name)</text:p>
      <text:p text:style-name="P1">C:209,12: Invalid constant name "to_send" (invalid-name)</text:p>
      <text:p text:style-name="Preformatted_20_Text">************* Module uaserver</text:p>
      <text:p text:style-name="P1">C: 47, 0: Trailing whitespace (trailing-whitespace)</text:p>
      <text:p text:style-name="P1">C: 22, 4: Invalid argument name "ip" (invalid-name)</text:p>
      <text:p text:style-name="P1">W: 32, 8: Unreachable code (unreachable)</text:p>
      <text:p text:style-name="P1">W: 32,25: Using possibly undefined loop variable 'user' (undefined-loop-variable)</text:p>
      <text:p text:style-name="P1">W: <text:s/>8, 0: Unused import socket (unused-import)</text:p>
      <text:p text:style-name="P1">W: 12, 0: Unused correct_port imported from proxy_registrar (unused-import)</text:p>
      <text:p text:style-name="P1">W: 12, 0: Unused correct_ip imported from proxy_registrar (unused-import)</text:p>
      <text:p text:style-name="Preformatted_20_Text">************* Module proxy_registrar</text:p>
      <text:p text:style-name="P1">C: 37, 0: Unnecessary parens after 'return' keyword (superfluous-parens)</text:p>
      <text:p text:style-name="P1">C: 44, 0: Unnecessary parens after 'return' keyword (superfluous-parens)</text:p>
      <text:p text:style-name="P1">C:149, 0: Unnecessary parens after 'elif' keyword (superfluous-parens)</text:p>
      <text:p text:style-name="P1">C:224, 0: Unnecessary parens after 'elif' keyword (superfluous-parens)</text:p>
      <text:p text:style-name="P4">C:240, 0: Wrong continued indentation (add 1 space).</text:p>
      <text:p text:style-name="P1">C:277, 0: Unnecessary parens after 'elif' keyword (superfluous-parens)</text:p>
      <text:p text:style-name="P4">C:290, 0: Wrong continued indentation (add 1 space).</text:p>
      <text:p text:style-name="P1">C:323, 0: Unnecessary parens after 'elif' keyword (superfluous-parens)</text:p>
      <text:p text:style-name="P4">C:336, 0: Wrong continued indentation (add 1 space).</text:p>
      <text:p text:style-name="P4">C: 36, 4: Missing method docstring (missing-docstring)</text:p>
      <text:p text:style-name="P4">C: 39, 4: Missing method docstring (missing-docstring)</text:p>
      <text:p text:style-name="P1">C: 41, 8: Invalid variable name "prHandler" (invalid-name)</text:p>
      <text:p text:style-name="P5">W:181,36: Statement seems to have no effect (pointless-statement)</text:p>
      <text:p text:style-name="P4">C:246,32: Invalid variable name "DATA" (invalid-name)</text:p>
      <text:p text:style-name="P4">C:295,28: Invalid variable name "DATA" (invalid-name)</text:p>
      <text:p text:style-name="P1">W: <text:s/>8, 0: Unused import json (unused-import)</text:p>
      <text:p text:style-name="P1">C: 16, 0: standard import "from xml.sax import make_parser" comes before "from uaclient import write_log" (wrong-import-order)</text:p>
      <text:p text:style-name="P1">C: 17, 0: standard import "from xml.sax.handler import ContentHandler" comes before "from uaclient import write_log" (wrong-import-order)</text:p>
      <text:p text:style-name="Preformatted_20_Text"/>
      <text:p text:style-name="Preformatted_20_Text">Manual correction details: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2">APUNTES BEA:</text:p>
      <text:list xml:id="list2686033756109232401" text:style-name="L1">
        <text:list-item>
          <text:p text:style-name="P3"><text:span text:style-name="T4">proxy_registrar: miro mayusculas y minusculas al recibir algo (REGISTER or register), no debería de hacer falta, sólo la mayuscula</text:span></text:p>
        </text:list-item>
        <text:list-item>
          <text:p text:style-name="P6">PROXY_REGISTRAR: en la 182 subo a base de datos y dice que es innecesario, probar funcionamiento con esa linea comentada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9:22.035015967</meta:creation-date>
    <dc:date>2018-01-24T12:36:08.445865974</dc:date>
    <meta:editing-duration>PT6M6S</meta:editing-duration>
    <meta:editing-cycles>1</meta:editing-cycles>
    <meta:document-statistic meta:table-count="0" meta:image-count="0" meta:object-count="0" meta:page-count="2" meta:paragraph-count="58" meta:word-count="415" meta:character-count="3362" meta:non-whitespace-character-count="2949"/>
    <meta:generator>LibreOffice/5.1.6.2$Linux_X86_64 LibreOffice_project/10m0$Build-2</meta:generator>
  </office:meta>
</office:document-meta>
</file>